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sue comes in where the phase angle between the view and sun is greater than 90 degrees.</text:p>
      <text:p text:style-name="Standard">This occurs where:</text:p>
      <text:list xml:id="list1095331292" text:style-name="L1">
        <text:list-item>
          <text:p text:style-name="P1">mu_l = 1 thus 0 zenith, mu_v = 1 thus 0 zenith, thus <text:span text:style-name="T1">HH_v1 = 1 and HH_v2 <text:s/></text:span>; mu_l = 1 thus 0 zenith, mu_s &lt; 0 thus &gt; 90 zenith, thus <text:span text:style-name="T1">HH_s &gt; 0</text:span>. 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mbria" svg:font-family="Cambria" style:font-family-generic="roman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mbria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mbri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mbri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Malaprade</meta:initial-creator>
    <meta:creation-date>2014-01-06T09:05:20</meta:creation-date>
    <dc:date>2014-01-09T09:01:03</dc:date>
    <dc:creator>Jacques Malaprade</dc:creator>
    <meta:editing-duration>P0D</meta:editing-duration>
    <meta:editing-cycles>1</meta:editing-cycles>
    <meta:document-statistic meta:table-count="0" meta:image-count="0" meta:object-count="0" meta:page-count="1" meta:paragraph-count="3" meta:word-count="57" meta:character-count="251" meta:non-whitespace-character-count="196"/>
    <meta:generator>LibreOffice/3.5$Linux_X86_64 LibreOffice_project/350m1$Build-2</meta:generator>
  </office:meta>
</office:document-meta>
</file>